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7000001514A7176CB88ADAF20.png" manifest:media-type="image/png"/>
  <manifest:file-entry manifest:full-path="Pictures/1000000100000697000002339CA3F5F0B9D5FD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line-break/><draw:frame draw:style-name="fr1" draw:name="Image2" text:anchor-type="char" svg:x="-0.815cm" svg:y="0.441cm" svg:width="17cm" svg:height="5.673cm" draw:z-index="0"><draw:image xlink:href="Pictures/1000000100000697000002339CA3F5F0B9D5FD24.png" xlink:type="simple" xlink:show="embed" xlink:actuate="onLoad" draw:mime-type="image/png"/></draw:frame><text:line-break/><text:line-break/><text:line-break/><text:line-break/><text:line-break/><text:line-break/><text:line-break/><text:line-break/><draw:frame draw:style-name="fr1" draw:name="Image3" text:anchor-type="char" svg:x="-0.552cm" svg:y="7.541cm" svg:width="17cm" svg:height="3.395cm" draw:z-index="1"><draw:image xlink:href="Pictures/1000000100000697000001514A7176CB88ADAF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2:58:02.428706250</meta:creation-date>
    <dc:date>2023-03-03T14:15:02.031264317</dc:date>
    <meta:editing-duration>PT4M5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1" meta:word-count="0" meta:character-count="9" meta:non-whitespace-character-count="0"/>
  </office:meta>
</office:document-meta>
</file>